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fo:font-size="16pt" style:font-size-asian="16pt"/>
    </style:style>
    <style:style style:name="T3" style:parent-style-name="預設段落字型" style:family="text">
      <style:text-properties fo:font-size="16pt" style:font-size-asian="16pt"/>
    </style:style>
    <style:style style:name="P4" style:parent-style-name="內文" style:family="paragraph">
      <style:text-properties fo:font-size="16pt" style:font-size-asian="16pt"/>
    </style:style>
    <style:style style:name="P5" style:parent-style-name="內文" style:family="paragraph">
      <style:paragraph-properties fo:text-align="center"/>
    </style:style>
    <style:style style:name="T6" style:parent-style-name="預設段落字型" style:family="text">
      <style:text-properties fo:font-size="8pt" style:font-size-asian="8pt"/>
    </style:style>
  </office:automatic-styles>
  <office:body>
    <office:text text:use-soft-page-breaks="true">
      <text:p text:style-name="P1"><text:s text:c="52"/><text:span text:style-name="T2"><text:s text:c="3"/></text:span><text:span text:style-name="T3">委　　託　　書</text:span></text:p>
      <text:p text:style-name="P4"/>
      <text:p text:style-name="內文"/>
      <text:p text:style-name="內文"/>
      <text:p text:style-name="內文"/>
      <text:p text:style-name="內文"/>
      <text:p text:style-name="內文">立委託書人因　　　　　　　<text:s text:c="11"/>確實無法親自申請，特委託　　　　　君代為申辦</text:p>
      <text:p text:style-name="內文"/>
      <text:p text:style-name="內文"/>
      <text:p text:style-name="內文">此　致</text:p>
      <text:p text:style-name="內文"/>
      <text:p text:style-name="內文"/>
      <text:p text:style-name="內文">委託人：　　　　　　　　　　（簽章）電話：</text:p>
      <text:p text:style-name="內文">身份證字號：</text:p>
      <text:p text:style-name="內文">住址：</text:p>
      <text:p text:style-name="內文"/>
      <text:p text:style-name="內文"/>
      <text:p text:style-name="內文"/>
      <text:p text:style-name="內文">受委託人：　　　　　　　　　　（簽章）電話：</text:p>
      <text:p text:style-name="內文">身份證字號：</text:p>
      <text:p text:style-name="內文">住址：</text:p>
      <text:p text:style-name="內文"/>
      <text:p text:style-name="內文"/>
      <text:p text:style-name="內文"/>
      <text:p text:style-name="內文">中華民國　　　年　　　月　　　日</text:p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P5"><text:span text:style-name="T6">d13-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委　　託　　書</dc:title>
    <meta:initial-creator>a600090</meta:initial-creator>
    <dc:creator>林茂昌</dc:creator>
    <meta:creation-date>2018-11-14T02:15:00Z</meta:creation-date>
    <dc:date>2018-11-14T02:15:00Z</dc:date>
    <meta:print-date>2018-11-14T02:1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5" meta:character-count="239" meta:row-count="1" meta:non-whitespace-character-count="205"/>
  </office:meta>
</office:document-meta>
</file>